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0.923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1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k|kʰ]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[pʰ|p]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2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9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1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4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1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4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5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4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2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1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2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9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1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9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1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2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2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1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1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8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2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1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4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2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3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1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14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5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8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1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9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4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1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6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4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5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8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1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3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4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15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1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2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3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1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2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2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4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4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4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2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8" table:number-rows-repeated="65244">
          <table:table-cell table:number-columns-repeated="1015"/>
        </table:table-row>
        <table:table-row table:style-name="ro8">
          <table:table-cell table:style-name="Default" table:number-columns-repeated="11"/>
          <table:table-cell table:number-columns-repeated="1004"/>
        </table:table-row>
        <table:table-row table:style-name="ro8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2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09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3-24T09:38:26.83</dc:date>
    <meta:editing-duration>P2DT10H1M16S</meta:editing-duration>
    <meta:editing-cycles>401</meta:editing-cycles>
    <meta:generator>OpenOffice/4.0.1$Win32 OpenOffice.org_project/401m5$Build-9714</meta:generator>
    <dc:creator>Guillaume Jacques</dc:creator>
    <meta:document-statistic meta:table-count="3" meta:cell-count="228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